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1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http://www.servermom.org/tag/basic/" text:style-name="Internet_20_link" text:visited-style-name="Visited_20_Internet_20_Link">http://www.servermom.org/tag/basic/</text:a></text:p>
      <text:p text:style-name="Standard"><text:a xlink:type="simple" xlink:href="http://www.servermom.org/tag/basic/page/2/" text:style-name="Internet_20_link" text:visited-style-name="Visited_20_Internet_20_Link">http://www.servermom.org/tag/basic/page/2/</text:a></text:p>
      <text:p text:style-name="P1"><text:a xlink:type="simple" xlink:href="http://www.servermom.org/tag/intermediate/page/7/" text:style-name="Internet_20_link" text:visited-style-name="Visited_20_Internet_20_Link">http://www.servermom.org/tag/intermediate/page/7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4:32:30.981728059</meta:creation-date>
    <dc:date>2018-11-02T14:34:29.275809032</dc:date>
    <meta:editing-duration>PT1M5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3" meta:character-count="126" meta:non-whitespace-character-count="126"/>
  </office:meta>
</office:document-meta>
</file>